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7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dc23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10" style:family="graphic" style:parent-style-name="standard">
      <style:graphic-properties draw:fill-color="#00ae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ae00" draw:textarea-vertical-align="middle" draw:auto-grow-height="false" fo:min-height="0.749cm" fo:min-width="0.499cm"/>
    </style:style>
    <style:style style:name="gr13" style:family="graphic" style:parent-style-name="standard">
      <style:graphic-properties draw:fill="solid" draw:fill-color="#dc2300" draw:textarea-vertical-align="middle" draw:auto-grow-height="false" fo:min-height="0.749cm" fo:min-width="0.499cm"/>
    </style:style>
    <style:style style:name="gr14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6cm" fo:min-width="0cm"/>
    </style:style>
    <style:style style:name="gr19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20" style:family="graphic" style:parent-style-name="objectwithoutfill">
      <style:graphic-properties draw:fill="none" draw:fill-color="#00ae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color="#00ae00" fo:font-size="9pt" style:font-size-asian="9pt" style:font-size-complex="9pt"/>
    </style:style>
    <style:style style:name="P5" style:family="paragraph">
      <style:text-properties fo:color="#dc2300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ae00" fo:font-size="9pt" style:font-size-asian="9pt" style:font-size-complex="9pt"/>
    </style:style>
    <style:style style:name="T3" style:family="text">
      <style:text-properties fo:color="#dc23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2.032cm" svg:x="5.445cm" svg:y="2.651cm">
          <text:p text:style-name="P1"><text:span text:style-name="T1">Runtime</text:span></text:p>
          <text:p text:style-name="P1"><text:span text:style-name="T1">semanti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721cm" svg:height="0.607cm" svg:x="2.27cm" svg:y="2.905cm">
          <draw:text-box>
            <text:p><text:span text:style-name="T1">Program</text:span></text:p>
          </draw:text-box>
        </draw:frame>
        <draw:frame draw:style-name="gr3" draw:text-style-name="P3" draw:layer="layout" svg:width="1.374cm" svg:height="0.635cm" svg:x="2.58cm" svg:y="3.667cm">
          <draw:text-box>
            <text:p><text:span text:style-name="T1">Inputs</text:span></text:p>
          </draw:text-box>
        </draw:frame>
        <draw:line draw:style-name="gr4" draw:text-style-name="P1" draw:layer="layout" svg:x1="3.794cm" svg:y1="4.048cm" svg:x2="5.445cm" svg:y2="4.048cm">
          <text:p/>
        </draw:line>
        <draw:line draw:style-name="gr4" draw:text-style-name="P1" draw:layer="layout" svg:x1="3.794cm" svg:y1="3.286cm" svg:x2="5.445cm" svg:y2="3.286cm">
          <text:p/>
        </draw:line>
        <draw:line draw:style-name="gr5" draw:text-style-name="P1" draw:layer="layout" svg:x1="8.62cm" svg:y1="3.667cm" svg:x2="10.271cm" svg:y2="3.667cm">
          <text:p/>
        </draw:line>
        <draw:frame draw:style-name="gr6" draw:text-style-name="P4" draw:layer="layout" svg:width="2.17cm" svg:height="0.963cm" svg:x="10.144cm" svg:y="3.159cm">
          <draw:text-box>
            <text:p><text:span text:style-name="T2">Outputs</text:span></text:p>
            <text:p><text:span text:style-name="T2">Side effects</text:span></text:p>
          </draw:text-box>
        </draw:frame>
        <draw:line draw:style-name="gr7" draw:text-style-name="P1" draw:layer="layout" svg:x1="7.096cm" svg:y1="5.826cm" svg:x2="8.112cm" svg:y2="5.826cm">
          <text:p/>
        </draw:line>
        <draw:line draw:style-name="gr8" draw:text-style-name="P1" draw:layer="layout" svg:x1="7.096cm" svg:y1="5.826cm" svg:x2="7.096cm" svg:y2="4.683cm">
          <text:p/>
        </draw:line>
        <draw:frame draw:style-name="gr9" draw:text-style-name="P5" draw:layer="layout" svg:width="3.275cm" svg:height="0.963cm" svg:x="7.985cm" svg:y="5.371cm">
          <draw:text-box>
            <text:p><text:span text:style-name="T3">Error</text:span></text:p>
            <text:p><text:span text:style-name="T3">Undefined behavior</text:span></text:p>
          </draw:text-box>
        </draw:frame>
        <draw:custom-shape draw:style-name="gr10" draw:text-style-name="P1" draw:layer="layout" svg:width="2.54cm" svg:height="3.81cm" svg:x="14.499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2.54cm" svg:height="3.81cm" svg:x="13.229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2.54cm" svg:height="3.81cm" svg:x="7.477cm" svg:y="7.35cm">
          <text:p/>
          <draw:enhanced-geometry draw:mirror-horizontal="false" draw:mirror-vertical="false" draw:glue-point-type="segments" draw:type="mso-spt100" draw:modifiers="-133.302121215352 45.867370859004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3" draw:text-style-name="P1" draw:layer="layout" svg:width="2.54cm" svg:height="3.81cm" svg:x="7.477cm" svg:y="7.35cm">
          <text:p/>
          <draw:enhanced-geometry draw:mirror-vertical="true" draw:mirror-horizontal="true" draw:glue-point-type="segments" draw:type="mso-spt100" draw:modifiers="-133.302121215352 45.867370859004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4" draw:text-style-name="P1" draw:layer="layout" svg:width="1.27cm" svg:height="3.302cm" svg:x="14.499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7cm" svg:height="0.001cm" svg:x="13.229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863cm" svg:height="0.635cm" svg:x="2.905cm" svg:y="7.35cm">
          <draw:text-box>
            <text:p><text:span text:style-name="T1">Unsound configurations</text:span></text:p>
          </draw:text-box>
        </draw:frame>
        <draw:frame draw:style-name="gr3" draw:text-style-name="P3" draw:layer="layout" svg:width="3.508cm" svg:height="0.635cm" svg:x="2.905cm" svg:y="8.874cm">
          <draw:text-box>
            <text:p><text:span text:style-name="T1">Sound configurations</text:span></text:p>
          </draw:text-box>
        </draw:frame>
        <draw:line draw:style-name="gr16" draw:text-style-name="P1" draw:layer="layout" svg:x1="6.715cm" svg:y1="7.731cm" svg:x2="8.874cm" svg:y2="7.731cm">
          <text:p/>
        </draw:line>
        <draw:line draw:style-name="gr16" draw:text-style-name="P1" draw:layer="layout" svg:x1="6.334cm" svg:y1="9.255cm" svg:x2="8.112cm" svg:y2="9.255cm">
          <text:p/>
        </draw:line>
        <draw:frame draw:style-name="gr6" draw:text-style-name="P3" draw:layer="layout" svg:width="3.216cm" svg:height="0.607cm" svg:x="13.573cm" svg:y="2.27cm">
          <draw:text-box>
            <text:p><text:span text:style-name="T1">Unsound programs</text:span></text:p>
          </draw:text-box>
        </draw:frame>
        <draw:frame draw:style-name="gr3" draw:text-style-name="P3" draw:layer="layout" svg:width="4.071cm" svg:height="0.635cm" svg:x="13.693cm" svg:y="3.794cm">
          <draw:text-box>
            <text:p><text:span text:style-name="T1">Strongly sound programs</text:span></text:p>
          </draw:text-box>
        </draw:frame>
        <draw:custom-shape draw:style-name="gr17" draw:text-style-name="P1" draw:layer="layout" svg:width="1.016cm" svg:height="2.286cm" draw:transform="rotate (1.5707963267949) translate (14.619cm 9.962cm)">
          <text:p/>
          <draw:enhanced-geometry svg:viewBox="0 0 21600 21600" draw:mirror-horizontal="false" draw:mirror-vertical="true" draw:glue-points="0 0 0 21600 21600 10800" draw:text-areas="0 ?f9 7800 ?f10" draw:type="right-brace" draw:modifiers="2691.73589855706 10644.162658504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3" draw:layer="layout" svg:width="2.86cm" svg:height="0.607cm" svg:x="14.499cm" svg:y="9.871cm">
          <draw:text-box>
            <text:p><text:span text:style-name="T1">Sound programs</text:span></text:p>
          </draw:text-box>
        </draw:frame>
        <draw:frame draw:style-name="gr3" draw:text-style-name="P3" draw:layer="layout" svg:width="3.944cm" svg:height="0.635cm" svg:x="13.693cm" svg:y="3.032cm">
          <draw:text-box>
            <text:p><text:span text:style-name="T1">Weakly sound programs</text:span></text:p>
          </draw:text-box>
        </draw:frame>
        <draw:custom-shape draw:style-name="gr11" draw:text-style-name="P1" draw:layer="layout" svg:width="0.381cm" svg:height="0.381cm" svg:x="13.192cm" svg:y="2.3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381cm" svg:height="0.381cm" svg:x="13.192cm" svg:y="3.15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381cm" svg:height="0.381cm" svg:x="13.192cm" svg:y="3.921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2.43cm" svg:y1="2.27cm" svg:x2="12.43cm" svg:y2="11.16cm">
          <text:p/>
        </draw:line>
        <draw:line draw:style-name="gr20" draw:text-style-name="P1" draw:layer="layout" svg:x1="12.43cm" svg:y1="6.461cm" svg:x2="2.27cm" svg:y2="6.46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0T13:44:33</meta:creation-date>
    <dc:date>2012-06-25T17:46:34</dc:date>
    <meta:editing-duration>PT40M42S</meta:editing-duration>
    <meta:editing-cycles>12</meta:editing-cycles>
    <meta:generator>LibreOffice/3.5$Linux_x86 LibreOffice_project/350m1$Build-2</meta:generator>
    <dc:creator>laurent </dc:creator>
    <meta:document-statistic meta:object-count="30"/>
  </office:meta>
</office:document-meta>
</file>